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80808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8000" draw:marker-start-width="0.275cm" draw:marker-end-width="0.275cm" draw:fill="solid" draw:fill-color="#355e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95cm" fo:min-width="0.825cm"/>
    </style:style>
    <style:style style:name="gr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Consolas" style:font-family-generic="swiss" style:font-pitch="fixed"/>
    </style:style>
    <style:style style:name="P4" style:family="paragraph">
      <style:paragraph-properties fo:text-align="start"/>
      <style:text-properties fo:font-family="'Inconsolata LGC'" style:font-pitch="fixed" fo:font-size="15pt" style:font-size-asian="15pt" style:font-size-complex="15pt"/>
    </style:style>
    <style:style style:name="P5" style:family="paragraph">
      <style:paragraph-properties fo:text-align="start"/>
      <style:text-properties fo:font-family="'Inconsolata LGC'" style:font-pitch="fixed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>
      <style:paragraph-properties fo:text-align="start"/>
      <style:text-properties fo:font-family="Consolas" style:font-family-generic="swiss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>
      <style:paragraph-properties fo:text-align="start"/>
      <style:text-properties fo:color="#b3b3b3" fo:font-family="Inconsolata" style:font-pitch="fixed"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family="Inconsolata" style:font-pitch="fixed"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start"/>
      <style:text-properties fo:font-family="Inconsolata" style:font-pitch="fixed"/>
    </style:style>
    <style:style style:name="P11" style:family="paragraph">
      <style:paragraph-properties fo:text-align="start"/>
      <style:text-properties fo:font-family="Inconsolata" style:font-pitch="fixed" fo:font-weight="bold" style:font-weight-asian="bold" style:font-weight-complex="bold"/>
    </style:style>
    <style:style style:name="P12" style:family="paragraph">
      <style:text-properties fo:font-family="Inconsolata" style:font-pitch="fixed" fo:font-size="14pt" style:font-size-asian="14pt" style:font-size-complex="14pt"/>
    </style:style>
    <style:style style:name="T1" style:family="text">
      <style:text-properties fo:font-family="Consolas" style:font-family-generic="swiss" style:font-pitch="fixed"/>
    </style:style>
    <style:style style:name="T2" style:family="text">
      <style:text-properties fo:font-family="'Inconsolata LGC'" style:font-pitch="fixed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family="Inconsolata" style:font-pitch="fixed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b3b3b3" fo:font-family="Inconsolata" style:font-pitch="fixed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Inconsolata" style:font-pitch="fixed"/>
    </style:style>
    <style:style style:name="T7" style:family="text">
      <style:text-properties fo:font-family="Inconsolata" style:font-pitch="fixed" fo:font-weight="bold" style:font-weight-asian="bold" style:font-weight-complex="bold"/>
    </style:style>
    <style:style style:name="T8" style:family="text">
      <style:text-properties fo:font-family="'Inconsolata LGC'" style:font-pitch="fixed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b3b3b3" fo:font-family="Inconsolata" style:font-pitch="fixed"/>
    </style:style>
    <style:style style:name="T10" style:family="text">
      <style:text-properties fo:font-family="Inconsolata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.6cm" svg:x2="7.8cm" svg:y2="5.7cm">
          <text:p/>
        </draw:line>
        <draw:g>
          <draw:custom-shape draw:style-name="gr2" draw:text-style-name="P3" draw:layer="layout" svg:width="5.3cm" svg:height="1.5cm" svg:x="2.3cm" svg:y="6.6cm">
            <text:p text:style-name="P2"><text:span text:style-name="T1"><text:tab/></text:span><text:span text:style-name="T1">ListNode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3cm" svg:height="0.8cm" svg:x="2.3cm" svg:y="8.1cm">
            <text:p text:style-name="P4"><text:span text:style-name="T2">def cont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5.3cm" svg:height="0.8cm" svg:x="2.3cm" svg:y="8.9cm">
            <text:p text:style-name="P2"><text:span text:style-name="T3">def contains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5.3cm" svg:height="0.8cm" svg:x="2.3cm" svg:y="9.7cm">
            <text:p text:style-name="P2"><text:span text:style-name="T4">def contains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2.512cm" svg:y="6.9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8" draw:layer="layout" svg:width="1.008cm" svg:height="1.343cm" svg:x="2.492cm" svg:y="6.67cm">
              <draw:text-box>
                <text:p><text:span text:style-name="T5">c</text:span></text:p>
              </draw:text-box>
            </draw:frame>
          </draw:g>
        </draw:g>
        <draw:g>
          <draw:custom-shape draw:style-name="gr2" draw:text-style-name="P3" draw:layer="layout" svg:width="5.3cm" svg:height="1.5cm" svg:x="8.5cm" svg:y="6.6cm">
            <text:p text:style-name="P2"><text:span text:style-name="T1"><text:tab/></text:span><text:span text:style-name="T1">ListNode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3cm" svg:height="0.8cm" svg:x="8.5cm" svg:y="8.1cm">
            <text:p text:style-name="P4"><text:span text:style-name="T2">def cont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5.3cm" svg:height="0.8cm" svg:x="8.5cm" svg:y="8.9cm">
            <text:p text:style-name="P2"><text:span text:style-name="T4">def contains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5.3cm" svg:height="0.8cm" svg:x="8.5cm" svg:y="9.7cm">
            <text:p text:style-name="P2"><text:span text:style-name="T3">def contains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8.712cm" svg:y="6.9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8" draw:layer="layout" svg:width="1.008cm" svg:height="1.343cm" svg:x="8.692cm" svg:y="6.67cm">
              <draw:text-box>
                <text:p><text:span text:style-name="T5">c</text:span></text:p>
              </draw:text-box>
            </draw:frame>
          </draw:g>
        </draw:g>
        <draw:line draw:style-name="gr1" draw:text-style-name="P1" draw:layer="layout" svg:x1="11.3cm" svg:y1="6.6cm" svg:x2="8.5cm" svg:y2="5.7cm">
          <text:p/>
        </draw:line>
        <draw:g>
          <draw:custom-shape draw:style-name="gr2" draw:text-style-name="P10" draw:layer="layout" svg:width="5.3cm" svg:height="1.5cm" svg:x="5.5cm" svg:y="1.804cm">
            <text:p text:style-name="P2"><text:span text:style-name="T6"><text:tab/></text:span><text:span text:style-name="T6">List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1" draw:layer="layout" svg:width="5.3cm" svg:height="0.8cm" svg:x="5.5cm" svg:y="3.304cm">
            <text:p text:style-name="P2"><text:span text:style-name="T7">def cont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3cm" svg:height="0.8cm" svg:x="5.5cm" svg:y="4.104cm">
            <text:p text:style-name="P4"><text:span text:style-name="T2">def contains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.3cm" svg:height="0.8cm" svg:x="5.5cm" svg:y="4.904cm">
            <text:p text:style-name="P4"><text:span text:style-name="T2">def contains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5.712cm" svg:y="2.065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8" draw:layer="layout" svg:width="1.008cm" svg:height="1.343cm" svg:x="5.692cm" svg:y="1.831cm">
              <draw:text-box>
                <text:p><text:span text:style-name="T5">c</text:span></text:p>
              </draw:text-box>
            </draw:frame>
          </draw:g>
        </draw:g>
        <draw:g>
          <draw:custom-shape draw:style-name="gr5" draw:text-style-name="P10" draw:layer="layout" svg:width="5.1cm" svg:height="2.6cm" svg:x="11.5cm" svg:y="1.7cm">
            <text:list text:style-name="L1">
              <text:list-item>
                <text:p text:style-name="P2"><text:span text:style-name="T7">implemented</text:span></text:p>
              </text:list-item>
              <text:list-item>
                <text:p text:style-name="P2"><text:span text:style-name="T8">redirect</text:span></text:p>
              </text:list-item>
              <text:list-item>
                <text:p text:style-name="P2"><text:span text:style-name="T9">inherited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line draw:style-name="gr6" draw:text-style-name="P1" draw:layer="layout" svg:x1="5.5cm" svg:y1="4.5cm" svg:x2="4.7cm" svg:y2="4.5cm">
          <text:p/>
        </draw:line>
        <draw:line draw:style-name="gr6" draw:text-style-name="P1" draw:layer="layout" svg:x1="4.7cm" svg:y1="4.5cm" svg:x2="4.7cm" svg:y2="3.8cm">
          <text:p/>
        </draw:line>
        <draw:line draw:style-name="gr7" draw:text-style-name="P1" draw:layer="layout" svg:x1="4.4cm" svg:y1="3.6cm" svg:x2="5.5cm" svg:y2="3.6cm">
          <text:p/>
        </draw:line>
        <draw:line draw:style-name="gr6" draw:text-style-name="P1" draw:layer="layout" svg:x1="5.5cm" svg:y1="5.3cm" svg:x2="4.4cm" svg:y2="5.3cm">
          <text:p/>
        </draw:line>
        <draw:line draw:style-name="gr6" draw:text-style-name="P1" draw:layer="layout" svg:x1="4.4cm" svg:y1="5.3cm" svg:x2="4.4cm" svg:y2="3.6cm">
          <text:p/>
        </draw:line>
        <draw:line draw:style-name="gr7" draw:text-style-name="P1" draw:layer="layout" svg:x1="4.7cm" svg:y1="3.8cm" svg:x2="5.5cm" svg:y2="3.8cm">
          <text:p/>
        </draw:line>
        <draw:line draw:style-name="gr6" draw:text-style-name="P1" draw:layer="layout" svg:x1="2.3cm" svg:y1="8.5cm" svg:x2="1.5cm" svg:y2="8.5cm">
          <text:p/>
        </draw:line>
        <draw:line draw:style-name="gr6" draw:text-style-name="P1" draw:layer="layout" svg:x1="1.5cm" svg:y1="9.3cm" svg:x2="1.5cm" svg:y2="8.5cm">
          <text:p/>
        </draw:line>
        <draw:line draw:style-name="gr7" draw:text-style-name="P1" draw:layer="layout" svg:x1="1.5cm" svg:y1="9.3cm" svg:x2="2.3cm" svg:y2="9.3cm">
          <text:p/>
        </draw:line>
        <draw:line draw:style-name="gr6" draw:text-style-name="P1" draw:layer="layout" svg:x1="14.6cm" svg:y1="8.5cm" svg:x2="13.8cm" svg:y2="8.5cm">
          <text:p/>
        </draw:line>
        <draw:line draw:style-name="gr6" draw:text-style-name="P1" draw:layer="layout" svg:x1="14.6cm" svg:y1="10cm" svg:x2="14.6cm" svg:y2="8.5cm">
          <text:p/>
        </draw:line>
        <draw:line draw:style-name="gr7" draw:text-style-name="P1" draw:layer="layout" svg:x1="14.6cm" svg:y1="10cm" svg:x2="13.8cm" svg:y2="10cm">
          <text:p/>
        </draw:line>
        <draw:frame draw:style-name="gr8" draw:text-style-name="P12" draw:layer="layout" svg:width="1.9cm" svg:height="1.05cm" svg:x="14.5cm" svg:y="8.8cm">
          <draw:text-box>
            <text:p><text:span text:style-name="T10">unbox</text:span></text:p>
          </draw:text-box>
        </draw:frame>
        <draw:frame draw:style-name="gr8" draw:text-style-name="P12" draw:layer="layout" svg:width="2.8cm" svg:height="1.05cm" svg:x="-0.2cm" svg:y="8.5cm">
          <draw:text-box>
            <text:p><text:span text:style-name="T10">unbox</text:span></text:p>
          </draw:text-box>
        </draw:frame>
        <draw:frame draw:style-name="gr8" draw:text-style-name="P12" draw:layer="layout" svg:width="2.8cm" svg:height="1.05cm" svg:x="3.2cm" svg:y="4.05cm">
          <draw:text-box>
            <text:p><text:span text:style-name="T10">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1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Ureche</meta:initial-creator>
    <meta:creation-date>2013-03-23T19:20:06</meta:creation-date>
    <meta:printed-by>Vlad Ureche</meta:printed-by>
    <meta:print-date>2013-03-23T19:32:11</meta:print-date>
    <dc:date>2013-08-09T04:13:41</dc:date>
    <dc:creator>Vlad Ureche</dc:creator>
    <meta:editing-duration>PT6H22M43S</meta:editing-duration>
    <meta:editing-cycles>12</meta:editing-cycles>
    <meta:generator>LibreOffice/3.5$Linux_X86_64 LibreOffice_project/350m1$Build-2</meta:generator>
    <meta:document-statistic meta:object-count="43"/>
  </office:meta>
</office:document-meta>
</file>